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style:font-size-asian="15pt" style:font-size-complex="15pt"/>
    </style:style>
    <style:style style:name="P2" style:family="paragraph" style:parent-style-name="Standard">
      <style:paragraph-properties fo:line-height="150%"/>
      <style:text-properties fo:font-size="12pt" style:text-underline-style="none" style:font-size-asian="12pt" style:font-size-complex="12pt"/>
    </style:style>
    <style:style style:name="P3" style:family="paragraph" style:parent-style-name="Standard">
      <style:paragraph-properties fo:line-height="150%"/>
      <style:text-properties fo:font-size="12pt" style:text-underline-style="solid" style:text-underline-width="auto" style:text-underline-color="font-color" style:font-size-asian="12pt" style:font-size-complex="12pt"/>
    </style:style>
    <style:style style:name="P4" style:family="paragraph" style:parent-style-name="Standard" style:list-style-name="L1">
      <style:paragraph-properties fo:line-height="150%"/>
      <style:text-properties fo:font-size="12pt" style:text-underline-style="solid" style:text-underline-width="auto" style:text-underline-color="font-color" style:font-size-asian="12pt" style:font-size-complex="12pt"/>
    </style:style>
    <style:style style:name="P5" style:family="paragraph" style:parent-style-name="Standard">
      <style:paragraph-properties fo:line-height="150%"/>
      <style:text-properties fo:font-size="12pt" fo:font-style="normal" style:text-underline-style="solid" style:text-underline-width="auto" style:text-underline-color="font-color" style:font-size-asian="12pt" style:font-style-asian="normal" style:font-size-complex="12pt" style:font-style-complex="normal"/>
    </style:style>
    <style:style style:name="P6" style:family="paragraph" style:parent-style-name="Standard">
      <style:paragraph-properties fo:line-height="150%" fo:text-align="justify" style:justify-single-word="false"/>
      <style:text-properties fo:font-size="12pt" fo:font-style="normal" style:text-underline-style="none" style:font-size-asian="12pt" style:font-style-asian="normal" style:font-size-complex="12pt" style:font-style-complex="normal"/>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itmetiikkaharjoittelun käyttöohje</text:p>
      <text:p text:style-name="P1"/>
      <text:p text:style-name="P2">Aritmetiikkaharjoittelu on sovellus, jonka tarkoituksena on esittää käyttäjälle ratkaistavaksi erilaisia aritmeettisia tehtäviä. Tehtävät ovat laskutoimituksia, joihin käyttäjä kirjoittaa vastauksen ja saa palautetta ohjelmalta.</text:p>
      <text:p text:style-name="P2"/>
      <text:p text:style-name="P3">Aloitus</text:p>
      <text:p text:style-name="P2">Pelin alussa voit joko aloittaa uuden pelin tai ladata vanhan pelin. Mikäli valitset uuden pelin, ohjelma pyytää asettamaan asetukset haluamiksesi. Jos yrität antaa virheellisiä asetuksia, ohjelma asettaa ne kelvollisiksi. Et voi esimerkiksi pitää potenssilaskuja päällä, jos lukujen suurin mahdollinen koko on liian suuri, sillä ratkaisuna olisi muuten liian suuri luku.</text:p>
      <text:p text:style-name="P2"><text:tab/>Voit myös antaa ohjelman itse muuttaa asetuksia sitä mukaa kun edistyt pelissä. Jos valitset tämän vaihtoehdon, et voi muuttaa asetuksia enää pelin aikana, vaan joudut aloittamaan uuden pelin jos haluat muuttaa niitä.</text:p>
      <text:p text:style-name="P2"/>
      <text:p text:style-name="P3">Peli</text:p>
      <text:p text:style-name="P3"><text:span text:style-name="T1">Saadaksesi ensimmäisen kysymyksen klikkaa alareunassa olevaa OK-nappulaa. Peli etenee aina kun painat kyseistä nappulaa. Saatuasi kysymyksen, kirjoita oikea vastaus keskellä olevaan ruutuun ja klikkaa OK-nappulaa. Vastaus voidaan antaa kolmessa eri muodossa, kokonaislukuna, sekalukuna ja murtolukuna. Sinun tulee antaa vastaus aina kokonaislukuna tai sekalukuna, mikäli se vain on mahdollista. Vastaus on aina muodoltaan seuraavien esimerkkivastausten kaltainen: ”1”, ”1/2” tai ”1 1/2”. Vastauksessa ei saa olla ylimääräisiä merkkejä.</text:span></text:p>
      <text:p text:style-name="P3"><text:span text:style-name="T1"><text:tab/>Peli satunnaisgeneroi kysymyksiä loputtomasti ja asetuksista riippuen mahdollisesti muuttaa kysymyksiä pikkuhiljaa vaikeammiksi. Mikäli et valinnut tätä asetusta, joudut muuttamaan asetuksia itse kun haluat erilaisia kysymyksiä. Pelillä ei ole päätepistettä, vaan voit jatkaa kysymyksiin vastaamista niin kauan kuin haluat. Pelin sujumisen eli oikeiden vastausten osuuden kaikista kysymyksistä näet yläreunassa olevasta laatikosta.</text:span></text:p>
      <text:p text:style-name="P3"><text:span text:style-name="T1"/></text:p>
      <text:p text:style-name="P5">Tallettaminen ja lataaminen</text:p>
      <text:p text:style-name="P6">Peli voidaan tallettaa valitsemalla yläpalkista <text:span text:style-name="T2">file</text:span> ja sieltä <text:span text:style-name="T2">talleta</text:span>. Valitse jokin tiedosto tai luo uusi. Peli tallentaa asetuksensa tähän tiedostoon, jotka voit ladata myöhemmin joko käynnistysvalikosta tai kesken pelin valitsemalla <text:span text:style-name="T2">file </text:span>ja sieltä <text:span text:style-name="T2">lataa.</text:span> Tallennus on käytännössä hyödyllistä vain, jos peli säätää itse asetuksensa pelaajan pärjäämisen mukaan, sillä muutoin voit aina itse säätää kaikki pelin asetukset kuten halua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ha Häkkänen</meta:initial-creator>
    <meta:creation-date>2012-06-14T14:39:08.89</meta:creation-date>
    <dc:date>2012-06-14T18:23:15.24</dc:date>
    <dc:creator>Juha Häkkänen</dc:creator>
    <meta:editing-duration>PT3H43M51S</meta:editing-duration>
    <meta:editing-cycles>29</meta:editing-cycles>
    <meta:generator>OpenOffice.org/3.3$Win32 OpenOffice.org_project/330m20$Build-9567</meta:generator>
    <meta:document-statistic meta:table-count="0" meta:image-count="0" meta:object-count="0" meta:page-count="1" meta:paragraph-count="10" meta:word-count="288" meta:character-count="2293"/>
  </office:meta>
</office:document-meta>
</file>